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3.133cm"/>
    </style:style>
    <style:style style:name="co2" style:family="table-column">
      <style:table-column-properties fo:break-before="auto" style:column-width="2.909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3.161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237cm"/>
    </style:style>
    <style:style style:name="ro1" style:family="table-row">
      <style:table-row-properties style:row-height="0.603cm" fo:break-before="auto" style:use-optimal-row-height="false"/>
    </style:style>
    <style:style style:name="ro2" style:family="table-row">
      <style:table-row-properties style:row-height="0.457cm" fo:break-before="auto" style:use-optimal-row-height="false"/>
    </style:style>
    <style:style style:name="ta1" style:family="table" style:master-page-name="PageStyle_5f_TOOLPANEL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/>
      <table:table table:name="TOOLPA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es</text:p>
          </table:table-cell>
          <table:table-cell table:style-name="ce2" office:value-type="string">
            <text:p>nl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el</text:p>
          </table:table-cell>
          <table:table-cell table:style-name="ce2" office:value-type="string">
            <text:p>gl</text:p>
          </table:table-cell>
          <table:table-cell table:style-name="ce2" office:value-type="string">
            <text:p>de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errors</text:p>
          </table:table-cell>
          <table:table-cell office:value-type="string">
            <text:p>Errors</text:p>
          </table:table-cell>
          <table:table-cell office:value-type="string">
            <text:p>Errores</text:p>
          </table:table-cell>
          <table:table-cell office:value-type="string">
            <text:p>Fouten</text:p>
          </table:table-cell>
          <table:table-cell office:value-type="string">
            <text:p>Erreurs</text:p>
          </table:table-cell>
          <table:table-cell office:value-type="string">
            <text:p>Λάθη</text:p>
          </table:table-cell>
          <table:table-cell office:value-type="string">
            <text:p>Erros</text:p>
          </table:table-cell>
          <table:table-cell office:value-type="string">
            <text:p>Fehler</text:p>
          </table:table-cell>
          <table:table-cell table:number-columns-repeated="1016"/>
        </table:table-row>
        <table:table-row table:style-name="ro2">
          <table:table-cell office:value-type="string">
            <text:p>warnings</text:p>
          </table:table-cell>
          <table:table-cell office:value-type="string">
            <text:p>Warnings</text:p>
          </table:table-cell>
          <table:table-cell office:value-type="string">
            <text:p>Avisos</text:p>
          </table:table-cell>
          <table:table-cell office:value-type="string">
            <text:p>Waarschuwingen</text:p>
          </table:table-cell>
          <table:table-cell office:value-type="string">
            <text:p>Avertissements</text:p>
          </table:table-cell>
          <table:table-cell office:value-type="string">
            <text:p>Ειδοποιήσεις</text:p>
          </table:table-cell>
          <table:table-cell office:value-type="string">
            <text:p>Advertencias</text:p>
          </table:table-cell>
          <table:table-cell office:value-type="string">
            <text:p>Warnungen</text:p>
          </table:table-cell>
          <table:table-cell table:number-columns-repeated="1016"/>
        </table:table-row>
        <table:table-row table:style-name="ro2">
          <table:table-cell office:value-type="string">
            <text:p>issue</text:p>
          </table:table-cell>
          <table:table-cell office:value-type="string">
            <text:p>Issue</text:p>
          </table:table-cell>
          <table:table-cell table:style-name="ce4" office:value-type="string">
            <text:p>Problema</text:p>
          </table:table-cell>
          <table:table-cell office:value-type="string">
            <text:p>Probleem</text:p>
          </table:table-cell>
          <table:table-cell table:style-name="ce4" office:value-type="string">
            <text:p>Problème</text:p>
          </table:table-cell>
          <table:table-cell office:value-type="string">
            <text:p>Θέμα</text:p>
          </table:table-cell>
          <table:table-cell office:value-type="string">
            <text:p>Incidencia</text:p>
          </table:table-cell>
          <table:table-cell office:value-type="string">
            <text:p>Problem</text:p>
          </table:table-cell>
          <table:table-cell table:number-columns-repeated="1016"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Description</text:p>
          </table:table-cell>
          <table:table-cell office:value-type="string">
            <text:p>Descripción</text:p>
          </table:table-cell>
          <table:table-cell office:value-type="string">
            <text:p>Uitleg</text:p>
          </table:table-cell>
          <table:table-cell office:value-type="string">
            <text:p>Description</text:p>
          </table:table-cell>
          <table:table-cell office:value-type="string">
            <text:p>Περιγραφή</text:p>
          </table:table-cell>
          <table:table-cell office:value-type="string">
            <text:p>Descrición</text:p>
          </table:table-cell>
          <table:table-cell office:value-type="string">
            <text:p>Beschreibung</text:p>
          </table:table-cell>
          <table:table-cell table:number-columns-repeated="1016"/>
        </table:table-row>
        <table:table-row table:style-name="ro2">
          <table:table-cell office:value-type="string">
            <text:p>suggestions</text:p>
          </table:table-cell>
          <table:table-cell office:value-type="string">
            <text:p>Suggestions</text:p>
          </table:table-cell>
          <table:table-cell office:value-type="string">
            <text:p>Sugerencias</text:p>
          </table:table-cell>
          <table:table-cell office:value-type="string">
            <text:p>Suggesties</text:p>
          </table:table-cell>
          <table:table-cell office:value-type="string">
            <text:p>Suggestions</text:p>
          </table:table-cell>
          <table:table-cell office:value-type="string">
            <text:p>Προτάσεις</text:p>
          </table:table-cell>
          <table:table-cell office:value-type="string">
            <text:p>Suxestións</text:p>
          </table:table-cell>
          <table:table-cell office:value-type="string">
            <text:p>Empfehlungen</text:p>
          </table:table-cell>
          <table:table-cell table:number-columns-repeated="1016"/>
        </table:table-row>
        <table:table-row table:style-name="ro2">
          <table:table-cell office:value-type="string">
            <text:p>clear</text:p>
          </table:table-cell>
          <table:table-cell office:value-type="string">
            <text:p>Clear</text:p>
          </table:table-cell>
          <table:table-cell office:value-type="string">
            <text:p>Borrar </text:p>
          </table:table-cell>
          <table:table-cell office:value-type="string">
            <text:p>Alles wissen</text:p>
          </table:table-cell>
          <table:table-cell office:value-type="string">
            <text:p>Effacer tout</text:p>
          </table:table-cell>
          <table:table-cell office:value-type="string">
            <text:p>Καθαρό</text:p>
          </table:table-cell>
          <table:table-cell office:value-type="string">
            <text:p>Limpar</text:p>
          </table:table-cell>
          <table:table-cell office:value-type="string">
            <text:p>Leeren</text:p>
          </table:table-cell>
          <table:table-cell table:number-columns-repeated="1016"/>
        </table:table-row>
        <table:table-row table:style-name="ro2">
          <table:table-cell office:value-type="string">
            <text:p>ignore</text:p>
          </table:table-cell>
          <table:table-cell office:value-type="string">
            <text:p>Ignore</text:p>
          </table:table-cell>
          <table:table-cell office:value-type="string">
            <text:p>Ignorar</text:p>
          </table:table-cell>
          <table:table-cell office:value-type="string">
            <text:p>Negeer</text:p>
          </table:table-cell>
          <table:table-cell office:value-type="string">
            <text:p>Ignorer</text:p>
          </table:table-cell>
          <table:table-cell office:value-type="string">
            <text:p>Αγνοώ</text:p>
          </table:table-cell>
          <table:table-cell office:value-type="string">
            <text:p>Ignorar</text:p>
          </table:table-cell>
          <table:table-cell office:value-type="string">
            <text:p>Ignorieren</text:p>
          </table:table-cell>
          <table:table-cell table:number-columns-repeated="1016"/>
        </table:table-row>
        <table:table-row table:style-name="ro2">
          <table:table-cell office:value-type="string">
            <text:p>ignoreAll</text:p>
          </table:table-cell>
          <table:table-cell office:value-type="string">
            <text:p>Ignore all</text:p>
          </table:table-cell>
          <table:table-cell office:value-type="string">
            <text:p>Ignorar todo</text:p>
          </table:table-cell>
          <table:table-cell office:value-type="string">
            <text:p>Negeer allemaal</text:p>
          </table:table-cell>
          <table:table-cell office:value-type="string">
            <text:p>Ignorer tout</text:p>
          </table:table-cell>
          <table:table-cell office:value-type="string">
            <text:p>Αγνοώ τα πάντα</text:p>
          </table:table-cell>
          <table:table-cell office:value-type="string">
            <text:p>Ignorar todo</text:p>
          </table:table-cell>
          <table:table-cell office:value-type="string">
            <text:p>Alle ignorieren</text:p>
          </table:table-cell>
          <table:table-cell table:number-columns-repeated="1016"/>
        </table:table-row>
        <table:table-row table:style-name="ro2">
          <table:table-cell office:value-type="string">
            <text:p>repair</text:p>
          </table:table-cell>
          <table:table-cell office:value-type="string">
            <text:p>Repair</text:p>
          </table:table-cell>
          <table:table-cell office:value-type="string">
            <text:p>Reparar</text:p>
          </table:table-cell>
          <table:table-cell office:value-type="string">
            <text:p>Herstel</text:p>
          </table:table-cell>
          <table:table-cell office:value-type="string">
            <text:p>Corriger</text:p>
          </table:table-cell>
          <table:table-cell office:value-type="string">
            <text:p>Επιδιορθώνω</text:p>
          </table:table-cell>
          <table:table-cell office:value-type="string">
            <text:p>Arranxar</text:p>
          </table:table-cell>
          <table:table-cell office:value-type="string">
            <text:p>Beheben</text:p>
          </table:table-cell>
          <table:table-cell table:number-columns-repeated="1016"/>
        </table:table-row>
        <table:table-row table:style-name="ro2">
          <table:table-cell office:value-type="string">
            <text:p>repairAll</text:p>
          </table:table-cell>
          <table:table-cell office:value-type="string">
            <text:p>Repair all</text:p>
          </table:table-cell>
          <table:table-cell office:value-type="string">
            <text:p>Reparar todo</text:p>
          </table:table-cell>
          <table:table-cell office:value-type="string">
            <text:p>Herstel allemaal</text:p>
          </table:table-cell>
          <table:table-cell office:value-type="string">
            <text:p>Corriger tout</text:p>
          </table:table-cell>
          <table:table-cell office:value-type="string">
            <text:p>Επιδιορθώνω τα πάντα</text:p>
          </table:table-cell>
          <table:table-cell office:value-type="string">
            <text:p>Arranxar todo</text:p>
          </table:table-cell>
          <table:table-cell office:value-type="string">
            <text:p>Alle beheben</text:p>
          </table:table-cell>
          <table:table-cell table:number-columns-repeated="1016"/>
        </table:table-row>
        <table:table-row table:style-name="ro2">
          <table:table-cell office:value-type="string">
            <text:p>recheck</text:p>
          </table:table-cell>
          <table:table-cell office:value-type="string">
            <text:p>Check</text:p>
          </table:table-cell>
          <table:table-cell table:style-name="ce4" office:value-type="string">
            <text:p>Comprobar</text:p>
          </table:table-cell>
          <table:table-cell office:value-type="string">
            <text:p>Controleer</text:p>
          </table:table-cell>
          <table:table-cell office:value-type="string">
            <text:p>Évaluer</text:p>
          </table:table-cell>
          <table:table-cell office:value-type="string">
            <text:p>Ξαναελέγχω</text:p>
          </table:table-cell>
          <table:table-cell office:value-type="string">
            <text:p>Revisar</text:p>
          </table:table-cell>
          <table:table-cell office:value-type="string">
            <text:p>Überprüfen</text:p>
          </table:table-cell>
          <table:table-cell table:number-columns-repeated="1016"/>
        </table:table-row>
        <table:table-row table:style-name="ro2">
          <table:table-cell office:value-type="string">
            <text:p>moreHelp</text:p>
          </table:table-cell>
          <table:table-cell office:value-type="string">
            <text:p>More help</text:p>
          </table:table-cell>
          <table:table-cell office:value-type="string">
            <text:p>Más ayuda</text:p>
          </table:table-cell>
          <table:table-cell office:value-type="string">
            <text:p>Meer hulp</text:p>
          </table:table-cell>
          <table:table-cell office:value-type="string">
            <text:p>Plus d'info</text:p>
          </table:table-cell>
          <table:table-cell office:value-type="string">
            <text:p>Περισσότερη βοήθεια</text:p>
          </table:table-cell>
          <table:table-cell office:value-type="string">
            <text:p>Máis axuda</text:p>
          </table:table-cell>
          <table:table-cell office:value-type="string">
            <text:p>Weitere Hilfe</text:p>
          </table:table-cell>
          <table:table-cell table:number-columns-repeated="1016"/>
        </table:table-row>
        <table:table-row table:style-name="ro2">
          <table:table-cell office:value-type="string">
            <text:p>congratulations</text:p>
          </table:table-cell>
          <table:table-cell office:value-type="string">
            <text:p>Congratulations</text:p>
          </table:table-cell>
          <table:table-cell office:value-type="string">
            <text:p>Enhorabuena</text:p>
          </table:table-cell>
          <table:table-cell office:value-type="string">
            <text:p>Proficiat</text:p>
          </table:table-cell>
          <table:table-cell office:value-type="string">
            <text:p>Félicitations</text:p>
          </table:table-cell>
          <table:table-cell table:number-columns-repeated="2"/>
          <table:table-cell office:value-type="string">
            <text:p>Glückwünsche</text:p>
          </table:table-cell>
          <table:table-cell table:number-columns-repeated="1016"/>
        </table:table-row>
        <table:table-row table:style-name="ro2">
          <table:table-cell office:value-type="string">
            <text:p>noIssuesFound</text:p>
          </table:table-cell>
          <table:table-cell office:value-type="string">
            <text:p>No accessibility issues were found.</text:p>
          </table:table-cell>
          <table:table-cell office:value-type="string">
            <text:p>No se han encontrado problemas de accesibilidad.</text:p>
          </table:table-cell>
          <table:table-cell office:value-type="string">
            <text:p>Er werden geen toegankelijkheidsproblemen gevonden.</text:p>
          </table:table-cell>
          <table:table-cell table:style-name="ce4" office:value-type="string">
            <text:p>Aucun problème d’accessibilité n’a été identifié.</text:p>
          </table:table-cell>
          <table:table-cell table:number-columns-repeated="2"/>
          <table:table-cell office:value-type="string">
            <text:p>Es wurden keine Barrierefreiheitsprobleme gefunden.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number:text>(€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€ 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  <number:text> </number:text>
    </number:number-style>
    <number:number-style style:name="N114">
      <number:text>(€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€ 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  <number:text> </number:text>
    </number:number-style>
    <number:number-style style:name="N127P1" style:volatile="true">
      <number:text> € (</number:text>
      <number:number number:decimal-places="0" number:min-integer-digits="1" number:grouping="true"/>
      <number:text>)</number:text>
    </number:number-style>
    <number:number-style style:name="N127P2" style:volatile="true">
      <number:text> €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number number:decimal-places="2" number:min-integer-digits="1" number:grouping="true"/>
      <number:text> </number:text>
    </number:number-style>
    <number:number-style style:name="N135P1" style:volatile="true">
      <number:text> € (</number:text>
      <number:number number:decimal-places="2" number:min-integer-digits="1" number:grouping="true"/>
      <number:text>)</number:text>
    </number:number-style>
    <number:number-style style:name="N135P2" style:volatile="true">
      <number:text> €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  <number:text> </number:text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  <number:text> </number:text>
    </number:number-style>
    <number:number-style style:name="N142"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3P0" style:volatile="true">
      <number:text>€ 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5P0" style:volatile="true">
      <number:text> € </number:text>
      <number:number number:decimal-places="0" number:min-integer-digits="1" number:grouping="true"/>
      <number:text> </number:text>
    </number:number-style>
    <number:number-style style:name="N145P1" style:volatile="true">
      <number:text> € </number:text>
      <number:number number:decimal-places="0" number:min-integer-digits="1" number:grouping="true"/>
      <number:text>-</number:text>
    </number:number-style>
    <number:number-style style:name="N145P2" style:volatile="true">
      <number:text> €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number number:decimal-places="0" number:min-integer-digits="1" number:grouping="true"/>
      <number:text>-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€ </number:text>
      <number:number number:decimal-places="2" number:min-integer-digits="1" number:grouping="true"/>
      <number:text> </number:text>
    </number:number-style>
    <number:number-style style:name="N149P1" style:volatile="true">
      <number:text> € </number:text>
      <number:number number:decimal-places="2" number:min-integer-digits="1" number:grouping="true"/>
      <number:text>-</number:text>
    </number:number-style>
    <number:number-style style:name="N149P2" style:volatile="true">
      <number:text> €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number number:decimal-places="2" number:min-integer-digits="1" number:grouping="true"/>
      <number:text>-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€</number:text>
      <number:number number:decimal-places="0" number:min-integer-digits="1" number:grouping="true"/>
      <number:text> </number:text>
    </number:number-style>
    <number:number-style style:name="N153">
      <number:text>(€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€</number:text>
      <number:number number:decimal-places="0" number:min-integer-digits="1" number:grouping="true"/>
      <number:text> </number:text>
    </number:number-style>
    <number:number-style style:name="N154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€</number:text>
      <number:number number:decimal-places="2" number:min-integer-digits="1" number:grouping="true"/>
      <number:text> </number:text>
    </number:number-style>
    <number:number-style style:name="N156">
      <number:text>(€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€</number:text>
      <number:number number:decimal-places="2" number:min-integer-digits="1" number:grouping="true"/>
      <number:text> </number:text>
    </number:number-style>
    <number:number-style style:name="N157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€</number:text>
      <number:number number:decimal-places="0" number:min-integer-digits="1" number:grouping="true"/>
      <number:text> </number:text>
    </number:number-style>
    <number:number-style style:name="N161P1" style:volatile="true">
      <number:text> €(</number:text>
      <number:number number:decimal-places="0" number:min-integer-digits="1" number:grouping="true"/>
      <number:text>)</number:text>
    </number:number-style>
    <number:number-style style:name="N161P2" style:volatile="true">
      <number:text> €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€</number:text>
      <number:number number:decimal-places="2" number:min-integer-digits="1" number:grouping="true"/>
      <number:text> </number:text>
    </number:number-style>
    <number:number-style style:name="N165P1" style:volatile="true">
      <number:text> €(</number:text>
      <number:number number:decimal-places="2" number:min-integer-digits="1" number:grouping="true"/>
      <number:text>)</number:text>
    </number:number-style>
    <number:number-style style:name="N165P2" style:volatile="true">
      <number:text> €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0" number:min-integer-digits="1" number:grouping="true"/>
      <number:text> €</number:text>
    </number:number-style>
    <number:number-style style:name="N167">
      <number:text>-</number:text>
      <number:number number:decimal-places="0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0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8P0"/>
    </number:number-style>
    <number:number-style style:name="N170P0" style:volatile="true">
      <number:number number:decimal-places="2" number:min-integer-digits="1" number:grouping="true"/>
      <number:text> €</number:text>
    </number:number-style>
    <number:number-style style:name="N170">
      <number:text>-</number:text>
      <number:number number:decimal-places="2" number:min-integer-digits="1" number:grouping="true"/>
      <number:text> €</number:text>
      <style:map style:condition="value()&gt;=0" style:apply-style-name="N170P0"/>
    </number:number-style>
    <number:number-style style:name="N171P0" style:volatile="true">
      <number:number number:decimal-places="2" number:min-integer-digits="1" number:grouping="true"/>
      <number:text> €</number:text>
    </number:number-style>
    <number:number-style style:name="N17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71P0"/>
    </number:number-style>
    <number:number-style style:name="N175P0" style:volatile="true">
      <number:number number:decimal-places="0" number:min-integer-digits="1" number:grouping="true"/>
      <number:text> € </number:text>
    </number:number-style>
    <number:number-style style:name="N175P1" style:volatile="true">
      <number:text>-</number:text>
      <number:number number:decimal-places="0" number:min-integer-digits="1" number:grouping="true"/>
      <number:text> € </number:text>
    </number:number-style>
    <number:number-style style:name="N175P2" style:volatile="true">
      <number:text> - €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0" number:min-integer-digits="1" number:grouping="true"/>
      <number:text>    </number:text>
    </number:number-style>
    <number:number-style style:name="N179P1" style:volatile="true">
      <number:text>-</number:text>
      <number:number number:decimal-places="0" number:min-integer-digits="1" number:grouping="true"/>
      <number:text>    </number:text>
    </number:number-style>
    <number:number-style style:name="N179P2" style:volatile="true">
      <number:text> -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€ </number:text>
    </number:number-style>
    <number:number-style style:name="N183P1" style:volatile="true">
      <number:text>-</number:text>
      <number:number number:decimal-places="2" number:min-integer-digits="1" number:grouping="true"/>
      <number:text> € </number:text>
    </number:number-style>
    <number:number-style style:name="N183P2" style:volatile="true">
      <number:text> -</number:text>
      <number:number number:decimal-places="0" number:min-integer-digits="0"/>
      <number:text> €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number:min-integer-digits="1" number:grouping="true"/>
      <number:text>    </number:text>
    </number:number-style>
    <number:number-style style:name="N187P1" style:volatile="true">
      <number:text>-</number:text>
      <number:number number:decimal-places="2" number:min-integer-digits="1" number:grouping="true"/>
      <number:text>    </number:text>
    </number:number-style>
    <number:number-style style:name="N187P2" style:volatile="true">
      <number:text> -</number:text>
      <number:number number:decimal-places="0" number:min-integer-digits="0"/>
      <number:text>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$</number:text>
      <number:number number:decimal-places="0" number:min-integer-digits="1" number:grouping="true"/>
      <number:text> </number:text>
    </number:number-style>
    <number:number-style style:name="N197P1" style:volatile="true">
      <number:text> $(</number:text>
      <number:number number:decimal-places="0" number:min-integer-digits="1" number:grouping="true"/>
      <number:text>)</number:text>
    </number:number-style>
    <number:number-style style:name="N197P2" style:volatile="true">
      <number:text> $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$</number:text>
      <number:number number:decimal-places="2" number:min-integer-digits="1" number:grouping="true"/>
      <number:text> </number:text>
    </number:number-style>
    <number:number-style style:name="N201P1" style:volatile="true">
      <number:text> $(</number:text>
      <number:number number:decimal-places="2" number:min-integer-digits="1" number:grouping="true"/>
      <number:text>)</number:text>
    </number:number-style>
    <number:number-style style:name="N201P2" style:volatile="true">
      <number:text> $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Yes</number:text>
    </number:number-style>
    <number:number-style style:name="N203P1" style:volatile="true">
      <number:text>Yes</number:text>
    </number:number-style>
    <number:number-style style:name="N203">
      <number:text>No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True</number:text>
    </number:number-style>
    <number:number-style style:name="N205P1" style:volatile="true">
      <number:text>True</number:text>
    </number:number-style>
    <number:number-style style:name="N205">
      <number:text>False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On</number:text>
    </number:number-style>
    <number:number-style style:name="N207P1" style:volatile="true">
      <number:text>On</number:text>
    </number:number-style>
    <number:number-style style:name="N207">
      <number:text>Off</number:text>
      <style:map style:condition="value()&gt;0" style:apply-style-name="N207P0"/>
      <style:map style:condition="value()&lt;0" style:apply-style-name="N207P1"/>
    </number:number-style>
    <number:currency-style style:name="N20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9P0"/>
    </number:currency-style>
    <style:style style:name="Default" style:family="table-cell">
      <style:table-cell-properties fo:padding="0.071cm" style:rotation-align="none"/>
      <style:text-properties style:font-name="Arial1" style:font-name-asian="宋体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dd080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4600a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31pt double #333333" style:border-line-width="0.011cm 0.035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71cm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31pt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31pt double #333399" style:border-line-width-bottom="0.011cm 0.035cm 0.011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CondFormat_5f_2_5f_1_5f_1" style:display-name="Excel_CondFormat_2_1_1" style:family="table-cell" style:parent-style-name="Default">
      <style:table-cell-properties fo:background-color="#a50604"/>
    </style:style>
    <style:style style:name="Excel_5f_CondFormat_5f_3_5f_1_5f_1" style:display-name="Excel_CondFormat_3_1_1" style:family="table-cell" style:parent-style-name="Default">
      <style:table-cell-properties fo:background-color="#a50604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AMES" style:display-name="PageStyle_NA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RIPTIONS" style:display-name="PageStyle_DESCRI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GGESTIONS" style:display-name="PageStyle_SUGGES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OLPANEL" style:display-name="PageStyle_TOOLPAN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ille" style:display-name="PageStyle_brail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ol_20_panel" style:display-name="PageStyle_tool panel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sb</meta:initial-creator>
    <meta:creation-date>1996-10-15T00:33:28</meta:creation-date>
    <dc:date>2012-07-11T13:39:56.08</dc:date>
    <meta:generator>LibreOffice/3.5$Windows_x86 LibreOffice_project/165a79a-7059095-e13bb37-fef39a4-9503d18</meta:generator>
    <meta:editing-duration>PT16M26S</meta:editing-duration>
    <meta:editing-cycles>13</meta:editing-cycles>
    <meta:document-statistic meta:table-count="1" meta:cell-count="116" meta:object-count="0"/>
  </office:meta>
</office:document-meta>
</file>